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3" style:family="paragraph"/>
    <style:style style:name="P3" style:parent-style-name="Standard" style:list-style-name="LFO2" style:family="paragraph"/>
    <style:style style:name="P4" style:parent-style-name="Standard" style:list-style-name="LFO2" style:family="paragraph"/>
    <style:style style:name="P5" style:parent-style-name="Standard" style:list-style-name="LFO2" style:family="paragraph"/>
    <style:style style:name="P6" style:parent-style-name="Standard" style:list-style-name="LFO2" style:family="paragraph"/>
  </office:automatic-styles>
  <office:body>
    <office:text text:use-soft-page-breaks="true">
      <text:p text:style-name="P1">Datum: 12/04/2016</text:p>
      <text:p text:style-name="Standard">Aanwezigheden: Bart,<text:s/>Arjen, Jesse, Niek</text:p>
      <text:p text:style-name="Standard">locatie:<text:s/>Pxl</text:p>
      <text:p text:style-name="Standard">Weer:<text:s/>zonnig met enkele schapenwolkjes</text:p>
      <text:p text:style-name="Standard"/>
      <text:p text:style-name="Standard">Voorzitter:<text:s/>Arjen</text:p>
      <text:p text:style-name="Standard">Notulist: Bart</text:p>
      <text:p text:style-name="Standard"/>
      <text:p text:style-name="Standard">Punten:<text:tab/>– overlopen<text:s/>plan van aanpak</text:p>
      <text:p text:style-name="Standard"><text:tab/><text:tab/>- overlopen analyse plan</text:p>
      <text:p text:style-name="Standard"><text:tab/><text:tab/>- vragen en features bespreken</text:p>
      <text:p text:style-name="Standard"><text:tab/><text:tab/>–<text:s/>use cases bekijken</text:p>
      <text:p text:style-name="Standard"><text:tab/><text:tab/>– klassediagram</text:p>
      <text:p text:style-name="Standard"/>
      <text:p text:style-name="Standard">verslag:</text:p>
      <text:list text:style-name="LFO3" text:continue-numbering="true">
        <text:list-item>
          <text:p text:style-name="P2">plan van aanpak beetje gecorrigeerd, samen besproken.</text:p>
        </text:list-item>
      </text:list>
      <text:list text:style-name="LFO2" text:continue-numbering="true">
        <text:list-item>
          <text:p text:style-name="P3">Vragen voor de klant opgesteld, features die we moeten navragen aan de klant.</text:p>
        </text:list-item>
        <text:list-item>
          <text:p text:style-name="P4">Vragen voor de begeleidende docent opgesteld.</text:p>
        </text:list-item>
        <text:list-item>
          <text:p text:style-name="P5">Aanpassingen gemaakt use cases.</text:p>
        </text:list-item>
        <text:list-item>
          <text:p text:style-name="P6"/>
        </text:list-item>
      </text:list>
      <text:p text:style-name="Standard"/>
      <text:p text:style-name="Standard">punten voor volgende keer:</text:p>
      <text:p text:style-name="Standard">– meeten met de klant</text:p>
      <text:p text:style-name="Standard"/>
      <text:p text:style-name="Standard">taken:</text:p>
      <text:p text:style-name="Standard"/>
      <text:p text:style-name="Standard"/>
      <text:p text:style-name="Standard">volgende vergadering:</text:p>
      <text:p text:style-name="Standard">tba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BE" style:language-asian="zh" style:country-asian="CN" style:language-complex="hi" style:country-complex="IN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jst" style:display-name="Lijst" style:family="paragraph" style:parent-style-name="Textbody">
      <style:text-properties fo:hyphenate="false"/>
    </style:style>
    <style:style style:name="Bijschrift" style:display-name="Bijschrif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Liberation Serif" style:font-name-asian="SimSun" style:font-name-complex="Liberation Serif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Liberation Serif" style:font-name-asian="SimSun" style:font-name-complex="Liberation Serif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Liberation Serif" style:font-name-asian="SimSun" style:font-name-complex="Liberation Serif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enk</dc:creator>
    <meta:creation-date>2016-04-02T11:44:00Z</meta:creation-date>
    <dc:date>2016-04-13T12:17:00Z</dc:date>
    <meta:template xlink:href="Normal" xlink:type="simple"/>
    <meta:editing-cycles>4</meta:editing-cycles>
    <meta:editing-duration>PT100080S</meta:editing-duration>
    <meta:document-statistic meta:page-count="1" meta:paragraph-count="1" meta:word-count="90" meta:character-count="589" meta:row-count="4" meta:non-whitespace-character-count="500"/>
  </office:meta>
</office:document-meta>
</file>